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3.768cm" fo:min-width="3.869cm" fo:padding-top="0.163cm" fo:padding-bottom="0.163cm" fo:padding-left="0.288cm" fo:padding-right="0.288cm"/>
      <style:paragraph-properties style:writing-mode="lr-tb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6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445cm" svg:height="1.651cm" svg:x="9.616cm" svg:y="6.316cm">
          <text:p text:style-name="P1">Get Render</text:p>
          <text:p text:style-name="P1">Lim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445cm" svg:height="1.651cm" svg:x="9.616cm" svg:y="8.816cm">
          <text:p text:style-name="P1">Render</text:p>
          <text:p text:style-name="P1">Enviro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445cm" svg:height="1.651cm" svg:x="12.336cm" svg:y="13.519cm">
          <text:p text:style-name="P1">Ren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4.445cm" svg:height="4.094cm" svg:x="14.816cm" svg:y="6.431cm">
          <text:p text:style-name="P1">Populate</text:p>
          <text:p text:style-name="P1">Environment</text:p>
          <text:p text:style-name="P1">with Bots and</text:p>
          <text:p text:style-name="P1">other moving</text:p>
          <text:p text:style-name="P1">par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1.016cm" svg:height="1.016cm" svg:x="14.014cm" svg:y="11.4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2" draw:layer="layout" svg:x1="17.038cm" svg:y1="10.525cm" svg:x2="15.03cm" svg:y2="11.977cm" draw:start-shape="id1" draw:start-glue-point="2" draw:end-shape="id2" draw:end-glue-point="10" svg:d="M17038 10525v1452h-2008" svg:viewBox="0 0 2009 1453">
          <text:p/>
        </draw:connector>
        <draw:connector draw:style-name="gr4" draw:text-style-name="P2" draw:layer="layout" draw:type="line" svg:x1="14.522cm" svg:y1="12.485cm" svg:x2="14.558cm" svg:y2="13.519cm" draw:start-shape="id2" draw:start-glue-point="8" draw:end-shape="id3" draw:end-glue-point="0" svg:d="M14522 12485l36 1034" svg:viewBox="0 0 37 1035">
          <text:p/>
        </draw:connector>
        <draw:custom-shape draw:style-name="gr5" draw:text-style-name="P3" xml:id="id7" draw:id="id7" draw:layer="layout" svg:width="1.016cm" svg:height="1.016cm" svg:x="13.887cm" svg:y="4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2" draw:layer="layout" draw:type="line" svg:x1="11.838cm" svg:y1="7.967cm" svg:x2="11.838cm" svg:y2="8.816cm" draw:start-shape="id4" draw:start-glue-point="2" draw:end-shape="id5" draw:end-glue-point="0" svg:d="M11838 7967v849" svg:viewBox="0 0 1 850">
          <text:p/>
        </draw:connector>
        <draw:custom-shape draw:style-name="gr6" draw:text-style-name="P2" xml:id="id6" draw:id="id6" draw:layer="layout" svg:width="1.817cm" svg:height="1.84cm" svg:x="13.661cm" svg:y="16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1.016cm" svg:height="1.016cm" svg:x="14.061cm" svg:y="16.5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2" draw:layer="layout" draw:type="line" svg:x1="14.558cm" svg:y1="15.17cm" svg:x2="14.57cm" svg:y2="16.141cm" draw:start-shape="id3" draw:start-glue-point="2" draw:end-shape="id6" draw:end-glue-point="4" svg:d="M14558 15170l12 971" svg:viewBox="0 0 13 972">
          <text:p/>
        </draw:connector>
        <draw:connector draw:style-name="gr4" draw:text-style-name="P2" draw:layer="layout" svg:x1="14.755cm" svg:y1="4.989cm" svg:x2="17.038cm" svg:y2="6.431cm" draw:start-shape="id7" draw:start-glue-point="9" draw:end-shape="id1" draw:end-glue-point="0" svg:d="M14755 4989v796h2283v646" svg:viewBox="0 0 2284 1443">
          <text:p/>
        </draw:connector>
        <draw:connector draw:style-name="gr4" draw:text-style-name="P2" draw:layer="layout" svg:x1="14.035cm" svg:y1="4.989cm" svg:x2="11.838cm" svg:y2="6.316cm" draw:start-shape="id7" draw:start-glue-point="7" draw:end-shape="id4" draw:end-glue-point="0" svg:d="M14035 4989v738h-2197v589" svg:viewBox="0 0 2198 1328">
          <text:p/>
        </draw:connector>
        <draw:connector draw:style-name="gr4" draw:text-style-name="P2" draw:layer="layout" svg:x1="11.838cm" svg:y1="10.467cm" svg:x2="14.014cm" svg:y2="11.977cm" draw:start-shape="id5" draw:start-glue-point="2" draw:end-shape="id2" draw:end-glue-point="6" svg:d="M11838 10467v1510h2176" svg:viewBox="0 0 2177 15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00:53:59.965012344</meta:creation-date>
    <dc:date>2022-03-04T01:58:26.571073771</dc:date>
    <meta:editing-duration>PT6M9S</meta:editing-duration>
    <meta:editing-cycles>2</meta:editing-cycles>
    <meta:generator>LibreOffice/6.4.7.2$Linux_X86_64 LibreOffice_project/40$Build-2</meta:generator>
    <meta:document-statistic meta:object-count="15"/>
  </office:meta>
</office:document-meta>
</file>